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my work</text:p>
          </table:table-cell>
          <table:table-cell office:value-type="string" calcext:value-type="string">
            <text:p>Q2</text:p>
          </table:table-cell>
          <table:table-cell table:number-columns-repeated="2"/>
          <table:table-cell office:value-type="string" calcext:value-type="string">
            <text:p>Q3cos(3D)</text:p>
          </table:table-cell>
          <table:table-cell office:value-type="string" calcext:value-type="string">
            <text:p>cos(3D)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table:number-columns-repeated="2"/>
          <table:table-cell office:value-type="string" calcext:value-type="string">
            <text:p>q0</text:p>
          </table:table-cell>
          <table:table-cell office:value-type="string" calcext:value-type="string">
            <text:p>gamm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float" office:value="1.6681" calcext:value-type="float">
            <text:p>1.6681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0.0267" calcext:value-type="float">
            <text:p>0.0267</text:p>
          </table:table-cell>
          <table:table-cell office:value-type="float" office:value="-1.208" calcext:value-type="float">
            <text:p>-1.208</text:p>
          </table:table-cell>
          <table:table-cell office:value-type="float" office:value="-0.5607" calcext:value-type="float">
            <text:p>-0.560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0546" calcext:value-type="float">
            <text:p>0.0546</text:p>
          </table:table-cell>
          <table:table-cell/>
          <table:table-cell table:formula="of:=SQRT([.C2]/[.$N$2])" office:value-type="float" office:value="0.143728006601983" calcext:value-type="float">
            <text:p>0.143728006601983</text:p>
          </table:table-cell>
          <table:table-cell table:formula="of:=SQRT(([.C2]+[.D2])/[.$N$2])" office:value-type="float" office:value="0.142581780213587" calcext:value-type="float">
            <text:p>0.142581780213587</text:p>
          </table:table-cell>
          <table:table-cell table:formula="of:=SQRT(([.E2]+[.C2])/[.$N$2])" office:value-type="float" office:value="0.144873712292543" calcext:value-type="float">
            <text:p>0.144873712292543</text:p>
          </table:table-cell>
          <table:table-cell office:value-type="float" office:value="80.74939512" calcext:value-type="float">
            <text:p>80.74939512</text:p>
          </table:table-cell>
          <table:table-cell table:formula="of:=DEGREES(ACOS([.G2]))/3" office:value-type="float" office:value="41.3680737465977" calcext:value-type="float">
            <text:p>41.3680737465977</text:p>
          </table:table-cell>
          <table:table-cell table:formula="of:=DEGREES(ACOS([.H2]+[.G2]))/3" office:value-type="float" office:value="42.6627533891729" calcext:value-type="float">
            <text:p>42.6627533891729</text:p>
          </table:table-cell>
          <table:table-cell table:formula="of:=DEGREES(ACOS([.I2]+[.G2]))/3" office:value-type="float" office:value="40.1348000238315" calcext:value-type="float">
            <text:p>40.1348000238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+_1</text:p>
          </table:table-cell>
          <table:table-cell office:value-type="float" office:value="2.2462" calcext:value-type="float">
            <text:p>2.2462</text:p>
          </table:table-cell>
          <table:table-cell office:value-type="float" office:value="-0.0815" calcext:value-type="float">
            <text:p>-0.0815</text:p>
          </table:table-cell>
          <table:table-cell office:value-type="float" office:value="0.0833" calcext:value-type="float">
            <text:p>0.0833</text:p>
          </table:table-cell>
          <table:table-cell office:value-type="float" office:value="-1.5927" calcext:value-type="float">
            <text:p>-1.5927</text:p>
          </table:table-cell>
          <table:table-cell office:value-type="float" office:value="-0.4684" calcext:value-type="float">
            <text:p>-0.4684</text:p>
          </table:table-cell>
          <table:table-cell office:value-type="float" office:value="-0.0742" calcext:value-type="float">
            <text:p>-0.0742</text:p>
          </table:table-cell>
          <table:table-cell office:value-type="float" office:value="0.0825" calcext:value-type="float">
            <text:p>0.0825</text:p>
          </table:table-cell>
          <table:table-cell/>
          <table:table-cell table:formula="of:=SQRT([.C3]/[.$N$2])" office:value-type="float" office:value="0.166784071891067" calcext:value-type="float">
            <text:p>0.166784071891067</text:p>
          </table:table-cell>
          <table:table-cell table:formula="of:=SQRT(([.C3]+[.D3])/[.$N$2])" office:value-type="float" office:value="0.163730361113825" calcext:value-type="float">
            <text:p>0.163730361113825</text:p>
          </table:table-cell>
          <table:table-cell table:formula="of:=SQRT(([.E3]+[.C3])/[.$N$2])" office:value-type="float" office:value="0.169848501057017" calcext:value-type="float">
            <text:p>0.169848501057017</text:p>
          </table:table-cell>
          <table:table-cell/>
          <table:table-cell table:formula="of:=DEGREES(ACOS([.G3]))/3" office:value-type="float" office:value="39.3101623681799" calcext:value-type="float">
            <text:p>39.3101623681799</text:p>
          </table:table-cell>
          <table:table-cell table:formula="of:=DEGREES(ACOS([.H3]+[.G3]))/3" office:value-type="float" office:value="40.9536027072586" calcext:value-type="float">
            <text:p>40.9536027072586</text:p>
          </table:table-cell>
          <table:table-cell table:formula="of:=DEGREES(ACOS([.I3]+[.G3]))/3" office:value-type="float" office:value="37.5665415772669" calcext:value-type="float">
            <text:p>37.5665415772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+_1</text:p>
          </table:table-cell>
          <table:table-cell office:value-type="float" office:value="1.9842" calcext:value-type="float">
            <text:p>1.9842</text:p>
          </table:table-cell>
          <table:table-cell office:value-type="float" office:value="-0.0616" calcext:value-type="float">
            <text:p>-0.0616</text:p>
          </table:table-cell>
          <table:table-cell office:value-type="float" office:value="0.0997" calcext:value-type="float">
            <text:p>0.0997</text:p>
          </table:table-cell>
          <table:table-cell office:value-type="float" office:value="-1.2861" calcext:value-type="float">
            <text:p>-1.2861</text:p>
          </table:table-cell>
          <table:table-cell office:value-type="float" office:value="-0.4517" calcext:value-type="float">
            <text:p>-0.4517</text:p>
          </table:table-cell>
          <table:table-cell office:value-type="float" office:value="-0.1766" calcext:value-type="float">
            <text:p>-0.1766</text:p>
          </table:table-cell>
          <table:table-cell office:value-type="float" office:value="0.2002" calcext:value-type="float">
            <text:p>0.2002</text:p>
          </table:table-cell>
          <table:table-cell/>
          <table:table-cell table:formula="of:=SQRT([.C4]/[.$N$2])" office:value-type="float" office:value="0.156755606880928" calcext:value-type="float">
            <text:p>0.156755606880928</text:p>
          </table:table-cell>
          <table:table-cell table:formula="of:=SQRT(([.C4]+[.D4])/[.$N$2])" office:value-type="float" office:value="0.154303163535384" calcext:value-type="float">
            <text:p>0.154303163535384</text:p>
          </table:table-cell>
          <table:table-cell table:formula="of:=SQRT(([.E4]+[.C4])/[.$N$2])" office:value-type="float" office:value="0.160645586493836" calcext:value-type="float">
            <text:p>0.160645586493836</text:p>
          </table:table-cell>
          <table:table-cell/>
          <table:table-cell table:formula="of:=DEGREES(ACOS([.G4]))/3" office:value-type="float" office:value="38.9509355346866" calcext:value-type="float">
            <text:p>38.9509355346866</text:p>
          </table:table-cell>
          <table:table-cell table:formula="of:=DEGREES(ACOS([.H4]+[.G4]))/3" office:value-type="float" office:value="42.9749368962662" calcext:value-type="float">
            <text:p>42.9749368962662</text:p>
          </table:table-cell>
          <table:table-cell table:formula="of:=DEGREES(ACOS([.I4]+[.G4]))/3" office:value-type="float" office:value="34.8554307403214" calcext:value-type="float">
            <text:p>34.8554307403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+_1</text:p>
          </table:table-cell>
          <table:table-cell office:value-type="float" office:value="1.2854" calcext:value-type="float">
            <text:p>1.2854</text:p>
          </table:table-cell>
          <table:table-cell office:value-type="float" office:value="-0.4317" calcext:value-type="float">
            <text:p>-0.4317</text:p>
          </table:table-cell>
          <table:table-cell office:value-type="float" office:value="1.5014" calcext:value-type="float">
            <text:p>1.5014</text:p>
          </table:table-cell>
          <table:table-cell office:value-type="float" office:value="-0.3847" calcext:value-type="float">
            <text:p>-0.3847</text:p>
          </table:table-cell>
          <table:table-cell office:value-type="float" office:value="-0.2636" calcext:value-type="float">
            <text:p>-0.2636</text:p>
          </table:table-cell>
          <table:table-cell office:value-type="float" office:value="-0.2375" calcext:value-type="float">
            <text:p>-0.2375</text:p>
          </table:table-cell>
          <table:table-cell office:value-type="float" office:value="0.2375" calcext:value-type="float">
            <text:p>0.2375</text:p>
          </table:table-cell>
          <table:table-cell/>
          <table:table-cell table:formula="of:=SQRT([.C5]/[.$N$2])" office:value-type="float" office:value="0.126168084295903" calcext:value-type="float">
            <text:p>0.126168084295903</text:p>
          </table:table-cell>
          <table:table-cell table:formula="of:=SQRT(([.C5]+[.D5])/[.$N$2])" office:value-type="float" office:value="0.102821279008708" calcext:value-type="float">
            <text:p>0.102821279008708</text:p>
          </table:table-cell>
          <table:table-cell table:formula="of:=SQRT(([.E5]+[.C5])/[.$N$2])" office:value-type="float" office:value="0.185773285560131" calcext:value-type="float">
            <text:p>0.185773285560131</text:p>
          </table:table-cell>
          <table:table-cell/>
          <table:table-cell table:formula="of:=DEGREES(ACOS([.G5]))/3" office:value-type="float" office:value="35.0945937190856" calcext:value-type="float">
            <text:p>35.0945937190856</text:p>
          </table:table-cell>
          <table:table-cell table:formula="of:=DEGREES(ACOS([.H5]+[.G5]))/3" office:value-type="float" office:value="40.0242673792338" calcext:value-type="float">
            <text:p>40.0242673792338</text:p>
          </table:table-cell>
          <table:table-cell table:formula="of:=DEGREES(ACOS([.I5]+[.G5]))/3" office:value-type="float" office:value="30.4985298932835" calcext:value-type="float">
            <text:p>30.4985298932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+_1</text:p>
          </table:table-cell>
          <table:table-cell office:value-type="float" office:value="0.4853" calcext:value-type="float">
            <text:p>0.4853</text:p>
          </table:table-cell>
          <table:table-cell office:value-type="float" office:value="-0.2732" calcext:value-type="float">
            <text:p>-0.2732</text:p>
          </table:table-cell>
          <table:table-cell office:value-type="float" office:value="0.3847" calcext:value-type="float">
            <text:p>0.3847</text:p>
          </table:table-cell>
          <table:table-cell office:value-type="float" office:value="-0.0299" calcext:value-type="float">
            <text:p>-0.0299</text:p>
          </table:table-cell>
          <table:table-cell office:value-type="float" office:value="-0.0885" calcext:value-type="float">
            <text:p>-0.0885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0.0642" calcext:value-type="float">
            <text:p>0.0642</text:p>
          </table:table-cell>
          <table:table-cell/>
          <table:table-cell table:formula="of:=SQRT([.C6]/[.$N$2])" office:value-type="float" office:value="0.0775238810943843" calcext:value-type="float">
            <text:p>0.077523881094384</text:p>
          </table:table-cell>
          <table:table-cell table:formula="of:=SQRT(([.C6]+[.D6])/[.$N$2])" office:value-type="float" office:value="0.0512508054824647" calcext:value-type="float">
            <text:p>0.051250805482465</text:p>
          </table:table-cell>
          <table:table-cell table:formula="of:=SQRT(([.E6]+[.C6])/[.$N$2])" office:value-type="float" office:value="0.1037982394562" calcext:value-type="float">
            <text:p>0.1037982394562</text:p>
          </table:table-cell>
          <table:table-cell/>
          <table:table-cell table:formula="of:=DEGREES(ACOS([.G6]))/3" office:value-type="float" office:value="31.6924396865979" calcext:value-type="float">
            <text:p>31.6924396865979</text:p>
          </table:table-cell>
          <table:table-cell table:formula="of:=DEGREES(ACOS([.H6]+[.G6]))/3" office:value-type="float" office:value="33.3711920939299" calcext:value-type="float">
            <text:p>33.3711920939299</text:p>
          </table:table-cell>
          <table:table-cell table:formula="of:=DEGREES(ACOS([.I6]+[.G6]))/3" office:value-type="float" office:value="30.4641415001863" calcext:value-type="float">
            <text:p>30.4641415001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+_2</text:p>
          </table:table-cell>
          <table:table-cell office:value-type="float" office:value="2.0956" calcext:value-type="float">
            <text:p>2.0956</text:p>
          </table:table-cell>
          <table:table-cell office:value-type="float" office:value="-0.0919" calcext:value-type="float">
            <text:p>-0.0919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3764" calcext:value-type="float">
            <text:p>-0.3764</text:p>
          </table:table-cell>
          <table:table-cell office:value-type="float" office:value="-0.1227" calcext:value-type="float">
            <text:p>-0.1227</text:p>
          </table:table-cell>
          <table:table-cell office:value-type="float" office:value="-0.2769" calcext:value-type="float">
            <text:p>-0.2769</text:p>
          </table:table-cell>
          <table:table-cell office:value-type="float" office:value="0.3109" calcext:value-type="float">
            <text:p>0.3109</text:p>
          </table:table-cell>
          <table:table-cell/>
          <table:table-cell table:formula="of:=SQRT([.C7]/[.$N$2])" office:value-type="float" office:value="0.161095925417666" calcext:value-type="float">
            <text:p>0.161095925417666</text:p>
          </table:table-cell>
          <table:table-cell table:formula="of:=SQRT(([.C7]+[.D7])/[.$N$2])" office:value-type="float" office:value="0.157523992349263" calcext:value-type="float">
            <text:p>0.157523992349263</text:p>
          </table:table-cell>
          <table:table-cell table:formula="of:=SQRT(([.E7]+[.C7])/[.$N$2])" office:value-type="float" office:value="0.166297012357909" calcext:value-type="float">
            <text:p>0.166297012357909</text:p>
          </table:table-cell>
          <table:table-cell/>
          <table:table-cell table:formula="of:=DEGREES(ACOS([.G7]))/3" office:value-type="float" office:value="32.3493176675362" calcext:value-type="float">
            <text:p>32.3493176675362</text:p>
          </table:table-cell>
          <table:table-cell table:formula="of:=DEGREES(ACOS([.H7]+[.G7]))/3" office:value-type="float" office:value="37.8510583100741" calcext:value-type="float">
            <text:p>37.8510583100741</text:p>
          </table:table-cell>
          <table:table-cell table:formula="of:=DEGREES(ACOS([.I7]+[.G7]))/3" office:value-type="float" office:value="26.3840810469521" calcext:value-type="float">
            <text:p>26.38408104695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+_2</text:p>
          </table:table-cell>
          <table:table-cell office:value-type="float" office:value="1.502" calcext:value-type="float">
            <text:p>1.502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0.0807" calcext:value-type="float">
            <text:p>0.0807</text:p>
          </table:table-cell>
          <table:table-cell office:value-type="float" office:value="-0.2514" calcext:value-type="float">
            <text:p>-0.2514</text:p>
          </table:table-cell>
          <table:table-cell office:value-type="float" office:value="-0.1323" calcext:value-type="float">
            <text:p>-0.1323</text:p>
          </table:table-cell>
          <table:table-cell office:value-type="float" office:value="-0.2063" calcext:value-type="float">
            <text:p>-0.2063</text:p>
          </table:table-cell>
          <table:table-cell office:value-type="float" office:value="0.2214" calcext:value-type="float">
            <text:p>0.2214</text:p>
          </table:table-cell>
          <table:table-cell/>
          <table:table-cell table:formula="of:=SQRT([.C8]/[.$N$2])" office:value-type="float" office:value="0.136384597844202" calcext:value-type="float">
            <text:p>0.136384597844202</text:p>
          </table:table-cell>
          <table:table-cell table:formula="of:=SQRT(([.C8]+[.D8])/[.$N$2])" office:value-type="float" office:value="0.132996459328212" calcext:value-type="float">
            <text:p>0.132996459328212</text:p>
          </table:table-cell>
          <table:table-cell table:formula="of:=SQRT(([.E8]+[.C8])/[.$N$2])" office:value-type="float" office:value="0.140000524357125" calcext:value-type="float">
            <text:p>0.140000524357125</text:p>
          </table:table-cell>
          <table:table-cell/>
          <table:table-cell table:formula="of:=DEGREES(ACOS([.G8]))/3" office:value-type="float" office:value="32.5341736018205" calcext:value-type="float">
            <text:p>32.5341736018205</text:p>
          </table:table-cell>
          <table:table-cell table:formula="of:=DEGREES(ACOS([.H8]+[.G8]))/3" office:value-type="float" office:value="36.5972004814543" calcext:value-type="float">
            <text:p>36.5972004814543</text:p>
          </table:table-cell>
          <table:table-cell table:formula="of:=DEGREES(ACOS([.I8]+[.G8]))/3" office:value-type="float" office:value="28.2960557081106" calcext:value-type="float">
            <text:p>28.2960557081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+_2</text:p>
          </table:table-cell>
          <table:table-cell office:value-type="float" office:value="0.3032" calcext:value-type="float">
            <text:p>0.3032</text:p>
          </table:table-cell>
          <table:table-cell office:value-type="float" office:value="-0.0765" calcext:value-type="float">
            <text:p>-0.0765</text:p>
          </table:table-cell>
          <table:table-cell office:value-type="float" office:value="1.4936" calcext:value-type="float">
            <text:p>1.4936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3207" calcext:value-type="float">
            <text:p>-0.3207</text:p>
          </table:table-cell>
          <table:table-cell office:value-type="float" office:value="-0.5234" calcext:value-type="float">
            <text:p>-0.5234</text:p>
          </table:table-cell>
          <table:table-cell office:value-type="float" office:value="0.4868" calcext:value-type="float">
            <text:p>0.4868</text:p>
          </table:table-cell>
          <table:table-cell/>
          <table:table-cell table:formula="of:=SQRT([.C9]/[.$N$2])" office:value-type="float" office:value="0.0612766422723171" calcext:value-type="float">
            <text:p>0.061276642272317</text:p>
          </table:table-cell>
          <table:table-cell table:formula="of:=SQRT(([.C9]+[.D9])/[.$N$2])" office:value-type="float" office:value="0.0529853882739477" calcext:value-type="float">
            <text:p>0.052985388273948</text:p>
          </table:table-cell>
          <table:table-cell table:formula="of:=SQRT(([.E9]+[.C9])/[.$N$2])" office:value-type="float" office:value="0.149169567507118" calcext:value-type="float">
            <text:p>0.149169567507118</text:p>
          </table:table-cell>
          <table:table-cell/>
          <table:table-cell table:formula="of:=DEGREES(ACOS([.G9]))/3" office:value-type="float" office:value="36.2350877307279" calcext:value-type="float">
            <text:p>36.2350877307279</text:p>
          </table:table-cell>
          <table:table-cell table:formula="of:=DEGREES(ACOS([.H9]+[.G9]))/3" office:value-type="float" office:value="49.1918787214351" calcext:value-type="float">
            <text:p>49.1918787214351</text:p>
          </table:table-cell>
          <table:table-cell table:formula="of:=DEGREES(ACOS([.I9]+[.G9]))/3" office:value-type="float" office:value="26.8129527801953" calcext:value-type="float">
            <text:p>26.81295278019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u work</text:p>
          </table:table-cell>
          <table:table-cell office:value-type="string" calcext:value-type="string">
            <text:p>Q2</text:p>
          </table:table-cell>
          <table:table-cell table:number-columns-repeated="2"/>
          <table:table-cell office:value-type="string" calcext:value-type="string">
            <text:p>Q3cos(3D)</text:p>
          </table:table-cell>
          <table:table-cell office:value-type="string" calcext:value-type="string">
            <text:p>cos(3D)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ound</text:p>
          </table:table-cell>
          <table:table-cell office:value-type="float" office:value="1.46" calcext:value-type="float">
            <text:p>1.46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54" calcext:value-type="float">
            <text:p>-0.54</text:p>
          </table:table-cell>
          <table:table-cell office:value-type="float" office:value="-0.45" calcext:value-type="float">
            <text:p>-0.45</text:p>
          </table:table-cell>
          <table:table-cell/>
          <table:table-cell table:formula="of:=SQRT([.C12]/[.$N$2])" office:value-type="float" office:value="0.134464236114872" calcext:value-type="float">
            <text:p>0.134464236114872</text:p>
          </table:table-cell>
          <table:table-cell table:formula="of:=SQRT([.D12]/[.$N$2])" office:value-type="float" office:value="0.129777622972942" calcext:value-type="float">
            <text:p>0.129777622972942</text:p>
          </table:table-cell>
          <table:table-cell table:formula="of:=SQRT([.E12]/[.$N$2])" office:value-type="float" office:value="0.139881056749279" calcext:value-type="float">
            <text:p>0.139881056749279</text:p>
          </table:table-cell>
          <table:table-cell/>
          <table:table-cell table:formula="of:=DEGREES(ACOS([.G12]))/3" office:value-type="float" office:value="39.561800671373" calcext:value-type="float">
            <text:p>39.561800671373</text:p>
          </table:table-cell>
          <table:table-cell table:formula="of:=DEGREES(ACOS([.H12]))/3" office:value-type="float" office:value="40.894546282086" calcext:value-type="float">
            <text:p>40.894546282086</text:p>
          </table:table-cell>
          <table:table-cell table:formula="of:=DEGREES(ACOS([.I12]))/3" office:value-type="float" office:value="38.914561316801" calcext:value-type="float">
            <text:p>38.9145613168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+_1</text:p>
          </table:table-cell>
          <table:table-cell office:value-type="float" office:value="1.56" calcext:value-type="float">
            <text:p>1.56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-0.47" calcext:value-type="float">
            <text:p>-0.47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2" calcext:value-type="float">
            <text:p>-0.42</text:p>
          </table:table-cell>
          <table:table-cell/>
          <table:table-cell table:formula="of:=SQRT([.C13]/[.$N$2])" office:value-type="float" office:value="0.13899291407624" calcext:value-type="float">
            <text:p>0.13899291407624</text:p>
          </table:table-cell>
          <table:table-cell table:formula="of:=SQRT([.D13]/[.$N$2])" office:value-type="float" office:value="0.13629376560113" calcext:value-type="float">
            <text:p>0.13629376560113</text:p>
          </table:table-cell>
          <table:table-cell table:formula="of:=SQRT([.E13]/[.$N$2])" office:value-type="float" office:value="0.142077125963399" calcext:value-type="float">
            <text:p>0.142077125963399</text:p>
          </table:table-cell>
          <table:table-cell/>
          <table:table-cell table:formula="of:=DEGREES(ACOS([.G13]))/3" office:value-type="float" office:value="39.3447655116271" calcext:value-type="float">
            <text:p>39.3447655116271</text:p>
          </table:table-cell>
          <table:table-cell table:formula="of:=DEGREES(ACOS([.H13]))/3" office:value-type="float" office:value="41.351932580856" calcext:value-type="float">
            <text:p>41.351932580856</text:p>
          </table:table-cell>
          <table:table-cell table:formula="of:=DEGREES(ACOS([.I13]))/3" office:value-type="float" office:value="38.2781958299005" calcext:value-type="float">
            <text:p>38.2781958299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+_1</text:p>
          </table:table-cell>
          <table:table-cell office:value-type="float" office:value="1.87" calcext:value-type="float">
            <text:p>1.87</text:p>
          </table:table-cell>
          <table:table-cell office:value-type="float" office:value="1.62" calcext:value-type="float">
            <text:p>1.62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-0.55" calcext:value-type="float">
            <text:p>-0.55</text:p>
          </table:table-cell>
          <table:table-cell office:value-type="float" office:value="-0.26" calcext:value-type="float">
            <text:p>-0.26</text:p>
          </table:table-cell>
          <table:table-cell/>
          <table:table-cell table:formula="of:=SQRT([.C14]/[.$N$2])" office:value-type="float" office:value="0.152177752016177" calcext:value-type="float">
            <text:p>0.152177752016177</text:p>
          </table:table-cell>
          <table:table-cell table:formula="of:=SQRT([.D14]/[.$N$2])" office:value-type="float" office:value="0.141640636065624" calcext:value-type="float">
            <text:p>0.141640636065624</text:p>
          </table:table-cell>
          <table:table-cell table:formula="of:=SQRT([.E14]/[.$N$2])" office:value-type="float" office:value="0.17805342978414" calcext:value-type="float">
            <text:p>0.17805342978414</text:p>
          </table:table-cell>
          <table:table-cell/>
          <table:table-cell table:formula="of:=DEGREES(ACOS([.G14]))/3" office:value-type="float" office:value="38.4891867141575" calcext:value-type="float">
            <text:p>38.4891867141575</text:p>
          </table:table-cell>
          <table:table-cell table:formula="of:=DEGREES(ACOS([.H14]))/3" office:value-type="float" office:value="41.1223376564106" calcext:value-type="float">
            <text:p>41.1223376564106</text:p>
          </table:table-cell>
          <table:table-cell table:formula="of:=DEGREES(ACOS([.I14]))/3" office:value-type="float" office:value="35.0233540482963" calcext:value-type="float">
            <text:p>35.023354048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+_1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14" calcext:value-type="float">
            <text:p>-0.14</text:p>
          </table:table-cell>
          <table:table-cell/>
          <table:table-cell table:formula="of:=SQRT([.C15]/[.$N$2])" office:value-type="float" office:value="0.140763595830686" calcext:value-type="float">
            <text:p>0.140763595830686</text:p>
          </table:table-cell>
          <table:table-cell table:formula="of:=SQRT([.D15]/[.$N$2])" office:value-type="float" office:value="0.129299619054203" calcext:value-type="float">
            <text:p>0.129299619054203</text:p>
          </table:table-cell>
          <table:table-cell table:formula="of:=SQRT([.E15]/[.$N$2])" office:value-type="float" office:value="0.158163419483997" calcext:value-type="float">
            <text:p>0.158163419483997</text:p>
          </table:table-cell>
          <table:table-cell/>
          <table:table-cell table:formula="of:=DEGREES(ACOS([.G15]))/3" office:value-type="float" office:value="35.2214222837912" calcext:value-type="float">
            <text:p>35.2214222837912</text:p>
          </table:table-cell>
          <table:table-cell table:formula="of:=DEGREES(ACOS([.H15]))/3" office:value-type="float" office:value="37.4445608859351" calcext:value-type="float">
            <text:p>37.4445608859351</text:p>
          </table:table-cell>
          <table:table-cell table:formula="of:=DEGREES(ACOS([.I15]))/3" office:value-type="float" office:value="32.6826154157705" calcext:value-type="float">
            <text:p>32.6826154157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+_1</text:p>
          </table:table-cell>
          <table:table-cell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-0.33" calcext:value-type="float">
            <text:p>-0.33</text:p>
          </table:table-cell>
          <table:table-cell office:value-type="float" office:value="-0.006" calcext:value-type="float">
            <text:p>-0.006</text:p>
          </table:table-cell>
          <table:table-cell/>
          <table:table-cell table:formula="of:=SQRT([.C16]/[.$N$2])" office:value-type="float" office:value="0.124418616445101" calcext:value-type="float">
            <text:p>0.124418616445101</text:p>
          </table:table-cell>
          <table:table-cell table:formula="of:=SQRT([.D16]/[.$N$2])" office:value-type="float" office:value="0.113487239116431" calcext:value-type="float">
            <text:p>0.113487239116431</text:p>
          </table:table-cell>
          <table:table-cell table:formula="of:=SQRT([.E16]/[.$N$2])" office:value-type="float" office:value="0.137649955875657" calcext:value-type="float">
            <text:p>0.137649955875657</text:p>
          </table:table-cell>
          <table:table-cell/>
          <table:table-cell table:formula="of:=DEGREES(ACOS([.G16]))/3" office:value-type="float" office:value="33.0689654071153" calcext:value-type="float">
            <text:p>33.0689654071153</text:p>
          </table:table-cell>
          <table:table-cell table:formula="of:=DEGREES(ACOS([.H16]))/3" office:value-type="float" office:value="36.4229251638279" calcext:value-type="float">
            <text:p>36.4229251638279</text:p>
          </table:table-cell>
          <table:table-cell table:formula="of:=DEGREES(ACOS([.I16]))/3" office:value-type="float" office:value="30.1145922465867" calcext:value-type="float">
            <text:p>30.1145922465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+_2</text:p>
          </table:table-cell>
          <table:table-cell office:value-type="float" office:value="2.14" calcext:value-type="float">
            <text:p>2.14</text:p>
          </table:table-cell>
          <table:table-cell office:value-type="float" office:value="1.57" calcext:value-type="float">
            <text:p>1.57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-0.21" calcext:value-type="float">
            <text:p>-0.21</text:p>
          </table:table-cell>
          <table:table-cell office:value-type="float" office:value="-0.38" calcext:value-type="float">
            <text:p>-0.38</text:p>
          </table:table-cell>
          <table:table-cell office:value-type="float" office:value="-0.023" calcext:value-type="float">
            <text:p>-0.023</text:p>
          </table:table-cell>
          <table:table-cell/>
          <table:table-cell table:formula="of:=SQRT([.C17]/[.$N$2])" office:value-type="float" office:value="0.162793570223795" calcext:value-type="float">
            <text:p>0.162793570223795</text:p>
          </table:table-cell>
          <table:table-cell table:formula="of:=SQRT([.D17]/[.$N$2])" office:value-type="float" office:value="0.139437692538101" calcext:value-type="float">
            <text:p>0.139437692538101</text:p>
          </table:table-cell>
          <table:table-cell table:formula="of:=SQRT([.E17]/[.$N$2])" office:value-type="float" office:value="0.191459189739463" calcext:value-type="float">
            <text:p>0.191459189739463</text:p>
          </table:table-cell>
          <table:table-cell/>
          <table:table-cell table:formula="of:=DEGREES(ACOS([.G17]))/3" office:value-type="float" office:value="34.0407840815964" calcext:value-type="float">
            <text:p>34.0407840815964</text:p>
          </table:table-cell>
          <table:table-cell table:formula="of:=DEGREES(ACOS([.H17]))/3" office:value-type="float" office:value="37.4445608859351" calcext:value-type="float">
            <text:p>37.4445608859351</text:p>
          </table:table-cell>
          <table:table-cell table:formula="of:=DEGREES(ACOS([.I17]))/3" office:value-type="float" office:value="30.4393063809198" calcext:value-type="float">
            <text:p>30.4393063809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+_2</text:p>
          </table:table-cell>
          <table:table-cell office:value-type="float" office:value="1.51" calcext:value-type="float">
            <text:p>1.51</text:p>
          </table:table-cell>
          <table:table-cell office:value-type="float" office:value="1.2" calcext:value-type="float">
            <text:p>1.2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-0.69" calcext:value-type="float">
            <text:p>-0.69</text:p>
          </table:table-cell>
          <table:table-cell office:value-type="float" office:value="-0.23" calcext:value-type="float">
            <text:p>-0.23</text:p>
          </table:table-cell>
          <table:table-cell/>
          <table:table-cell table:formula="of:=SQRT([.C18]/[.$N$2])" office:value-type="float" office:value="0.136747323479038" calcext:value-type="float">
            <text:p>0.136747323479038</text:p>
          </table:table-cell>
          <table:table-cell table:formula="of:=SQRT([.D18]/[.$N$2])" office:value-type="float" office:value="0.121904849917419" calcext:value-type="float">
            <text:p>0.121904849917419</text:p>
          </table:table-cell>
          <table:table-cell table:formula="of:=SQRT([.E18]/[.$N$2])" office:value-type="float" office:value="0.191782327842366" calcext:value-type="float">
            <text:p>0.191782327842366</text:p>
          </table:table-cell>
          <table:table-cell/>
          <table:table-cell table:formula="of:=DEGREES(ACOS([.G18]))/3" office:value-type="float" office:value="40.6684849425881" calcext:value-type="float">
            <text:p>40.6684849425881</text:p>
          </table:table-cell>
          <table:table-cell table:formula="of:=DEGREES(ACOS([.H18]))/3" office:value-type="float" office:value="44.5433696226181" calcext:value-type="float">
            <text:p>44.5433696226181</text:p>
          </table:table-cell>
          <table:table-cell table:formula="of:=DEGREES(ACOS([.I18]))/3" office:value-type="float" office:value="34.4323572490697" calcext:value-type="float">
            <text:p>34.43235724906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+_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D12]-[.C12]" office:value-type="float" office:value="-0.1" calcext:value-type="float">
            <text:p>-0.1</text:p>
          </table:table-cell>
          <table:table-cell table:formula="of:=[.E12]-[.C12]" office:value-type="float" office:value="0.12" calcext:value-type="float">
            <text:p>0.12</text:p>
          </table:table-cell>
          <table:table-cell table:number-columns-repeated="2"/>
          <table:table-cell table:formula="of:=[.H12]-[.G12]" office:value-type="float" office:value="-0.0600000000000001" calcext:value-type="float">
            <text:p>-0.06</text:p>
          </table:table-cell>
          <table:table-cell table:formula="of:=[.I12]-[.G12]" office:value-type="float" office:value="0.03" calcext:value-type="float">
            <text:p>0.03</text:p>
          </table:table-cell>
          <table:table-cell/>
          <table:table-cell office:value-type="float" office:value="0.143728006601983" calcext:value-type="float">
            <text:p>0.143728006601983</text:p>
          </table:table-cell>
          <table:table-cell table:formula="of:=[.K2]-[.L2]" office:value-type="float" office:value="0.00114622638839584" calcext:value-type="float">
            <text:p>0.001146226388396</text:p>
          </table:table-cell>
          <table:table-cell table:formula="of:=[.M2]-[.K2]" office:value-type="float" office:value="0.00114570569056013" calcext:value-type="float">
            <text:p>0.00114570569056</text:p>
          </table:table-cell>
          <table:table-cell/>
          <table:table-cell office:value-type="float" office:value="41.3680737465977" calcext:value-type="float">
            <text:p>41.3680737465977</text:p>
          </table:table-cell>
          <table:table-cell table:formula="of:=[.O2]-[.Q2]" office:value-type="float" office:value="1.23327372276618" calcext:value-type="float">
            <text:p>1.23327372276618</text:p>
          </table:table-cell>
          <table:table-cell table:formula="of:=[.P2]-[.O2]" office:value-type="float" office:value="1.29467964257524" calcext:value-type="float">
            <text:p>1.294679642575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D13]-[.C13]" office:value-type="float" office:value="-0.0600000000000001" calcext:value-type="float">
            <text:p>-0.06</text:p>
          </table:table-cell>
          <table:table-cell table:formula="of:=[.E13]-[.C13]" office:value-type="float" office:value="0.0699999999999998" calcext:value-type="float">
            <text:p>0.07</text:p>
          </table:table-cell>
          <table:table-cell table:number-columns-repeated="2"/>
          <table:table-cell table:formula="of:=[.H13]-[.G13]" office:value-type="float" office:value="-0.09" calcext:value-type="float">
            <text:p>-0.09</text:p>
          </table:table-cell>
          <table:table-cell table:formula="of:=[.I13]-[.G13]" office:value-type="float" office:value="0.05" calcext:value-type="float">
            <text:p>0.05</text:p>
          </table:table-cell>
          <table:table-cell/>
          <table:table-cell office:value-type="float" office:value="0.166784071891067" calcext:value-type="float">
            <text:p>0.166784071891067</text:p>
          </table:table-cell>
          <table:table-cell table:formula="of:=[.K3]-[.L3]" office:value-type="float" office:value="0.00305371077724173" calcext:value-type="float">
            <text:p>0.003053710777242</text:p>
          </table:table-cell>
          <table:table-cell table:formula="of:=[.M3]-[.K3]" office:value-type="float" office:value="0.00306442916595048" calcext:value-type="float">
            <text:p>0.00306442916595</text:p>
          </table:table-cell>
          <table:table-cell/>
          <table:table-cell office:value-type="float" office:value="39.3101623681799" calcext:value-type="float">
            <text:p>39.3101623681799</text:p>
          </table:table-cell>
          <table:table-cell table:formula="of:=[.O3]-[.Q3]" office:value-type="float" office:value="1.74362079091298" calcext:value-type="float">
            <text:p>1.74362079091298</text:p>
          </table:table-cell>
          <table:table-cell table:formula="of:=[.P3]-[.O3]" office:value-type="float" office:value="1.64344033907877" calcext:value-type="float">
            <text:p>1.64344033907877</text:p>
          </table:table-cell>
        </table:table-row>
        <table:table-row table:style-name="ro1">
          <table:table-cell table:number-columns-repeated="3"/>
          <table:table-cell table:formula="of:=[.D14]-[.C14]" office:value-type="float" office:value="-0.25" calcext:value-type="float">
            <text:p>-0.25</text:p>
          </table:table-cell>
          <table:table-cell table:formula="of:=[.E14]-[.C14]" office:value-type="float" office:value="0.69" calcext:value-type="float">
            <text:p>0.69</text:p>
          </table:table-cell>
          <table:table-cell table:number-columns-repeated="2"/>
          <table:table-cell table:formula="of:=[.H14]-[.G14]" office:value-type="float" office:value="-0.12" calcext:value-type="float">
            <text:p>-0.12</text:p>
          </table:table-cell>
          <table:table-cell table:formula="of:=[.I14]-[.G14]" office:value-type="float" office:value="0.17" calcext:value-type="float">
            <text:p>0.17</text:p>
          </table:table-cell>
          <table:table-cell/>
          <table:table-cell office:value-type="float" office:value="0.156755606880928" calcext:value-type="float">
            <text:p>0.156755606880928</text:p>
          </table:table-cell>
          <table:table-cell table:formula="of:=[.K4]-[.L4]" office:value-type="float" office:value="0.00245244334554412" calcext:value-type="float">
            <text:p>0.002452443345544</text:p>
          </table:table-cell>
          <table:table-cell table:formula="of:=[.M4]-[.K4]" office:value-type="float" office:value="0.0038899796129086" calcext:value-type="float">
            <text:p>0.003889979612909</text:p>
          </table:table-cell>
          <table:table-cell/>
          <table:table-cell office:value-type="float" office:value="38.9509355346866" calcext:value-type="float">
            <text:p>38.9509355346866</text:p>
          </table:table-cell>
          <table:table-cell table:formula="of:=[.O4]-[.Q4]" office:value-type="float" office:value="4.09550479436523" calcext:value-type="float">
            <text:p>4.09550479436523</text:p>
          </table:table-cell>
          <table:table-cell table:formula="of:=[.P4]-[.O4]" office:value-type="float" office:value="4.02400136157956" calcext:value-type="float">
            <text:p>4.02400136157956</text:p>
          </table:table-cell>
        </table:table-row>
        <table:table-row table:style-name="ro1">
          <table:table-cell table:number-columns-repeated="3"/>
          <table:table-cell table:formula="of:=[.D15]-[.C15]" office:value-type="float" office:value="-0.25" calcext:value-type="float">
            <text:p>-0.25</text:p>
          </table:table-cell>
          <table:table-cell table:formula="of:=[.E15]-[.C15]" office:value-type="float" office:value="0.42" calcext:value-type="float">
            <text:p>0.42</text:p>
          </table:table-cell>
          <table:table-cell table:number-columns-repeated="2"/>
          <table:table-cell table:formula="of:=[.H15]-[.G15]" office:value-type="float" office:value="-0.11" calcext:value-type="float">
            <text:p>-0.11</text:p>
          </table:table-cell>
          <table:table-cell table:formula="of:=[.I15]-[.G15]" office:value-type="float" office:value="0.13" calcext:value-type="float">
            <text:p>0.13</text:p>
          </table:table-cell>
          <table:table-cell/>
          <table:table-cell office:value-type="float" office:value="0.126168084295903" calcext:value-type="float">
            <text:p>0.126168084295903</text:p>
          </table:table-cell>
          <table:table-cell table:formula="of:=[.K5]-[.L5]" office:value-type="float" office:value="0.0233468052871952" calcext:value-type="float">
            <text:p>0.023346805287195</text:p>
          </table:table-cell>
          <table:table-cell table:formula="of:=[.M5]-[.K5]" office:value-type="float" office:value="0.0596052012642283" calcext:value-type="float">
            <text:p>0.059605201264228</text:p>
          </table:table-cell>
          <table:table-cell/>
          <table:table-cell office:value-type="float" office:value="35.0945937190856" calcext:value-type="float">
            <text:p>35.0945937190856</text:p>
          </table:table-cell>
          <table:table-cell table:formula="of:=[.O5]-[.Q5]" office:value-type="float" office:value="4.59606382580208" calcext:value-type="float">
            <text:p>4.59606382580208</text:p>
          </table:table-cell>
          <table:table-cell table:formula="of:=[.P5]-[.O5]" office:value-type="float" office:value="4.92967366014823" calcext:value-type="float">
            <text:p>4.92967366014823</text:p>
          </table:table-cell>
        </table:table-row>
        <table:table-row table:style-name="ro1">
          <table:table-cell table:number-columns-repeated="3"/>
          <table:table-cell table:formula="of:=[.D16]-[.C16]" office:value-type="float" office:value="-0.21" calcext:value-type="float">
            <text:p>-0.21</text:p>
          </table:table-cell>
          <table:table-cell table:formula="of:=[.E16]-[.C16]" office:value-type="float" office:value="0.28" calcext:value-type="float">
            <text:p>0.28</text:p>
          </table:table-cell>
          <table:table-cell table:number-columns-repeated="2"/>
          <table:table-cell table:formula="of:=[.H16]-[.G16]" office:value-type="float" office:value="-0.17" calcext:value-type="float">
            <text:p>-0.17</text:p>
          </table:table-cell>
          <table:table-cell table:formula="of:=[.I16]-[.G16]" office:value-type="float" office:value="0.154" calcext:value-type="float">
            <text:p>0.154</text:p>
          </table:table-cell>
          <table:table-cell/>
          <table:table-cell office:value-type="float" office:value="0.0775238810943843" calcext:value-type="float">
            <text:p>0.077523881094384</text:p>
          </table:table-cell>
          <table:table-cell table:formula="of:=[.K6]-[.L6]" office:value-type="float" office:value="0.0262730756119196" calcext:value-type="float">
            <text:p>0.02627307561192</text:p>
          </table:table-cell>
          <table:table-cell table:formula="of:=[.M6]-[.K6]" office:value-type="float" office:value="0.0262743583618161" calcext:value-type="float">
            <text:p>0.026274358361816</text:p>
          </table:table-cell>
          <table:table-cell/>
          <table:table-cell office:value-type="float" office:value="31.6924396865979" calcext:value-type="float">
            <text:p>31.6924396865979</text:p>
          </table:table-cell>
          <table:table-cell table:formula="of:=[.O6]-[.Q6]" office:value-type="float" office:value="1.22829818641161" calcext:value-type="float">
            <text:p>1.22829818641161</text:p>
          </table:table-cell>
          <table:table-cell table:formula="of:=[.P6]-[.O6]" office:value-type="float" office:value="1.67875240733204" calcext:value-type="float">
            <text:p>1.67875240733204</text:p>
          </table:table-cell>
        </table:table-row>
        <table:table-row table:style-name="ro1">
          <table:table-cell table:number-columns-repeated="3"/>
          <table:table-cell table:formula="of:=[.D17]-[.C17]" office:value-type="float" office:value="-0.57" calcext:value-type="float">
            <text:p>-0.57</text:p>
          </table:table-cell>
          <table:table-cell table:formula="of:=[.E17]-[.C17]" office:value-type="float" office:value="0.82" calcext:value-type="float">
            <text:p>0.82</text:p>
          </table:table-cell>
          <table:table-cell table:number-columns-repeated="2"/>
          <table:table-cell table:formula="of:=[.H17]-[.G17]" office:value-type="float" office:value="-0.17" calcext:value-type="float">
            <text:p>-0.17</text:p>
          </table:table-cell>
          <table:table-cell table:formula="of:=[.I17]-[.G17]" office:value-type="float" office:value="0.187" calcext:value-type="float">
            <text:p>0.187</text:p>
          </table:table-cell>
          <table:table-cell/>
          <table:table-cell office:value-type="float" office:value="0.161095925417666" calcext:value-type="float">
            <text:p>0.161095925417666</text:p>
          </table:table-cell>
          <table:table-cell table:formula="of:=[.K7]-[.L7]" office:value-type="float" office:value="0.00357193306840342" calcext:value-type="float">
            <text:p>0.003571933068403</text:p>
          </table:table-cell>
          <table:table-cell table:formula="of:=[.M7]-[.K7]" office:value-type="float" office:value="0.00520108694024335" calcext:value-type="float">
            <text:p>0.005201086940243</text:p>
          </table:table-cell>
          <table:table-cell/>
          <table:table-cell office:value-type="float" office:value="32.3493176675362" calcext:value-type="float">
            <text:p>32.3493176675362</text:p>
          </table:table-cell>
          <table:table-cell table:formula="of:=[.O7]-[.Q7]" office:value-type="float" office:value="5.9652366205841" calcext:value-type="float">
            <text:p>5.9652366205841</text:p>
          </table:table-cell>
          <table:table-cell table:formula="of:=[.P7]-[.O7]" office:value-type="float" office:value="5.50174064253792" calcext:value-type="float">
            <text:p>5.50174064253792</text:p>
          </table:table-cell>
        </table:table-row>
        <table:table-row table:style-name="ro1">
          <table:table-cell table:number-columns-repeated="3"/>
          <table:table-cell table:formula="of:=[.D18]-[.C18]" office:value-type="float" office:value="-0.31" calcext:value-type="float">
            <text:p>-0.31</text:p>
          </table:table-cell>
          <table:table-cell table:formula="of:=[.E18]-[.C18]" office:value-type="float" office:value="1.46" calcext:value-type="float">
            <text:p>1.46</text:p>
          </table:table-cell>
          <table:table-cell table:number-columns-repeated="2"/>
          <table:table-cell table:formula="of:=[.H18]-[.G18]" office:value-type="float" office:value="-0.16" calcext:value-type="float">
            <text:p>-0.16</text:p>
          </table:table-cell>
          <table:table-cell table:formula="of:=[.I18]-[.G18]" office:value-type="float" office:value="0.3" calcext:value-type="float">
            <text:p>0.3</text:p>
          </table:table-cell>
          <table:table-cell/>
          <table:table-cell office:value-type="float" office:value="0.136384597844202" calcext:value-type="float">
            <text:p>0.136384597844202</text:p>
          </table:table-cell>
          <table:table-cell table:formula="of:=[.K8]-[.L8]" office:value-type="float" office:value="0.00338813851598996" calcext:value-type="float">
            <text:p>0.00338813851599</text:p>
          </table:table-cell>
          <table:table-cell table:formula="of:=[.M8]-[.K8]" office:value-type="float" office:value="0.0036159265129235" calcext:value-type="float">
            <text:p>0.003615926512924</text:p>
          </table:table-cell>
          <table:table-cell/>
          <table:table-cell office:value-type="float" office:value="32.5341736018205" calcext:value-type="float">
            <text:p>32.5341736018205</text:p>
          </table:table-cell>
          <table:table-cell table:formula="of:=[.O8]-[.Q8]" office:value-type="float" office:value="4.23811789370985" calcext:value-type="float">
            <text:p>4.23811789370985</text:p>
          </table:table-cell>
          <table:table-cell table:formula="of:=[.P8]-[.O8]" office:value-type="float" office:value="4.06302687963378" calcext:value-type="float">
            <text:p>4.06302687963378</text:p>
          </table:table-cell>
        </table:table-row>
        <table:table-row table:style-name="ro1">
          <table:table-cell table:number-columns-repeated="10"/>
          <table:table-cell office:value-type="float" office:value="0.0612766422723171" calcext:value-type="float">
            <text:p>0.061276642272317</text:p>
          </table:table-cell>
          <table:table-cell table:formula="of:=[.K9]-[.L9]" office:value-type="float" office:value="0.00829125399836939" calcext:value-type="float">
            <text:p>0.008291253998369</text:p>
          </table:table-cell>
          <table:table-cell table:formula="of:=[.M9]-[.K9]" office:value-type="float" office:value="0.0878929252348005" calcext:value-type="float">
            <text:p>0.087892925234801</text:p>
          </table:table-cell>
          <table:table-cell/>
          <table:table-cell office:value-type="float" office:value="36.2350877307279" calcext:value-type="float">
            <text:p>36.2350877307279</text:p>
          </table:table-cell>
          <table:table-cell table:formula="of:=[.O9]-[.Q9]" office:value-type="float" office:value="9.42213495053262" calcext:value-type="float">
            <text:p>9.42213495053262</text:p>
          </table:table-cell>
          <table:table-cell table:formula="of:=[.P9]-[.O9]" office:value-type="float" office:value="12.9567909907072" calcext:value-type="float">
            <text:p>12.9567909907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00/00/00</text:date>, <text:time style:data-style-name="N2" text:time-value="10:52:58.579803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7:56:29.115114324</meta:creation-date>
    <dc:date>2019-04-06T15:06:39.830301180</dc:date>
    <meta:editing-duration>PT2H53M8S</meta:editing-duration>
    <meta:editing-cycles>6</meta:editing-cycles>
    <meta:generator>LibreOffice/6.0.7.3$Linux_X86_64 LibreOffice_project/00m0$Build-3</meta:generator>
    <meta:document-statistic meta:table-count="1" meta:cell-count="313" meta:object-count="0"/>
  </office:meta>
</office:document-meta>
</file>